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fo:margin-top="0cm" fo:margin-bottom="0.499cm"/>
    </style:style>
    <style:style style:name="P3" style:family="paragraph" style:parent-style-name="Text_20_body">
      <style:text-properties fo:language="en" fo:country="none"/>
    </style:style>
    <style:style style:name="P4" style:family="paragraph" style:parent-style-name="Text_20_body" style:list-style-name="L3">
      <style:text-properties fo:language="en" fo:country="none"/>
    </style:style>
    <style:style style:name="P5" style:family="paragraph" style:parent-style-name="Text_20_body" style:list-style-name="L5">
      <style:text-properties fo:language="en" fo:country="none"/>
    </style:style>
    <style:style style:name="P6" style:family="paragraph" style:parent-style-name="Text_20_body" style:list-style-name="L9">
      <style:text-properties fo:language="en" fo:country="non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4"/>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6"/>
    <style:style style:name="P20" style:family="paragraph" style:parent-style-name="Text_20_body" style:list-style-name="L17"/>
    <style:style style:name="P21" style:family="paragraph" style:parent-style-name="Text_20_body" style:list-style-name="L18"/>
    <style:style style:name="P22" style:family="paragraph" style:parent-style-name="Text_20_body" style:list-style-name="L19"/>
    <style:style style:name="P23" style:family="paragraph" style:parent-style-name="Text_20_body" style:list-style-name="L20"/>
    <style:style style:name="P24" style:family="paragraph" style:parent-style-name="Text_20_body" style:list-style-name="L21"/>
    <style:style style:name="P25" style:family="paragraph" style:parent-style-name="Text_20_body" style:list-style-name="L22"/>
    <style:style style:name="P26" style:family="paragraph" style:parent-style-name="Text_20_body" style:list-style-name="L23"/>
    <style:style style:name="P27" style:family="paragraph" style:parent-style-name="Text_20_body" style:list-style-name="L24"/>
    <style:style style:name="P28" style:family="paragraph" style:parent-style-name="Text_20_body" style:list-style-name="L25"/>
    <style:style style:name="P29" style:family="paragraph" style:parent-style-name="Text_20_body" style:list-style-name="L26"/>
    <style:style style:name="P30" style:family="paragraph" style:parent-style-name="Text_20_body" style:list-style-name="L27"/>
    <style:style style:name="P31" style:family="paragraph" style:parent-style-name="Text_20_body" style:list-style-name="L28"/>
    <style:style style:name="P32" style:family="paragraph" style:parent-style-name="Text_20_body" style:list-style-name="L29"/>
    <style:style style:name="P33" style:family="paragraph" style:parent-style-name="Text_20_body" style:list-style-name="L30"/>
    <style:style style:name="P34" style:family="paragraph" style:parent-style-name="Text_20_body" style:list-style-name="L1">
      <style:paragraph-properties fo:margin-top="0cm" fo:margin-bottom="0cm"/>
    </style:style>
    <style:style style:name="P35" style:family="paragraph" style:parent-style-name="Text_20_body" style:list-style-name="L2">
      <style:paragraph-properties fo:margin-top="0cm" fo:margin-bottom="0cm"/>
    </style:style>
    <style:style style:name="P36" style:family="paragraph" style:parent-style-name="Text_20_body" style:list-style-name="L2">
      <style:paragraph-properties fo:margin-top="0cm" fo:margin-bottom="0cm"/>
      <style:text-properties fo:language="en" fo:country="none"/>
    </style:style>
    <style:style style:name="P37" style:family="paragraph" style:parent-style-name="Text_20_body" style:list-style-name="L3">
      <style:paragraph-properties fo:margin-top="0cm" fo:margin-bottom="0cm"/>
      <style:text-properties fo:language="en" fo:country="none"/>
    </style:style>
    <style:style style:name="P38" style:family="paragraph" style:parent-style-name="Text_20_body" style:list-style-name="L27">
      <style:paragraph-properties fo:margin-top="0cm" fo:margin-bottom="0cm"/>
      <style:text-properties fo:language="en" fo:country="none"/>
    </style:style>
    <style:style style:name="P39" style:family="paragraph" style:parent-style-name="Text_20_body" style:list-style-name="L3">
      <style:paragraph-properties fo:margin-top="0cm" fo:margin-bottom="0cm"/>
    </style:style>
    <style:style style:name="P40" style:family="paragraph" style:parent-style-name="Text_20_body" style:list-style-name="L24">
      <style:paragraph-properties fo:margin-top="0cm" fo:margin-bottom="0cm"/>
    </style:style>
    <style:style style:name="P41" style:family="paragraph" style:parent-style-name="Text_20_body" style:list-style-name="L27">
      <style:paragraph-properties fo:margin-top="0cm" fo:margin-bottom="0cm"/>
    </style:style>
    <style:style style:name="P42" style:family="paragraph" style:parent-style-name="Text_20_body" style:list-style-name="L28">
      <style:paragraph-properties fo:margin-top="0cm" fo:margin-bottom="0cm"/>
    </style:style>
    <style:style style:name="P43" style:family="paragraph" style:parent-style-name="Text_20_body" style:list-style-name="L29">
      <style:paragraph-properties fo:margin-top="0cm" fo:margin-bottom="0cm"/>
    </style:style>
    <style:style style:name="P44" style:family="paragraph" style:parent-style-name="Text_20_body" style:list-style-name="L30">
      <style:paragraph-properties fo:margin-top="0cm" fo:margin-bottom="0cm"/>
    </style:style>
    <style:style style:name="P45" style:family="paragraph" style:parent-style-name="Heading_20_2">
      <style:text-properties fo:language="en" fo:country="none"/>
    </style:style>
    <style:style style:name="P46" style:family="paragraph" style:parent-style-name="Heading_20_2">
      <style:text-properties fo:language="en" fo:country="none" style:language-asian="en" style:country-asian="none" style:language-complex="en" style:country-complex="none"/>
    </style:style>
    <style:style style:name="P47" style:family="paragraph" style:parent-style-name="Heading_20_1">
      <style:text-properties fo:language="en" fo:country="none"/>
    </style:style>
    <style:style style:name="T1" style:family="text">
      <style:text-properties fo:font-weight="bold"/>
    </style:style>
    <style:style style:name="T2" style:family="text">
      <style:text-properties fo:language="en" fo:country="none"/>
    </style:style>
    <style:style style:name="T3" style:family="text">
      <style:text-properties fo:language="en" fo:country="none" fo:font-weight="bold"/>
    </style:style>
    <style:style style:name="T4" style:family="text">
      <style:text-properties fo:language="en" fo:country="none" style:language-asian="en" style:country-asian="none" style:language-complex="en" style:country-complex="none"/>
    </style:style>
    <style:style style:name="T5" style:family="text">
      <style:text-properties fo:language="en" fo:country="none" fo:font-style="italic"/>
    </style:style>
    <style:style style:name="T6" style:family="text">
      <style:text-properties fo:font-style="italic"/>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1"><text:bookmark text:name="top"/><text:bookmark text:name="firstHeading"/>Data cleansing</text:h>
      <text:section text:style-name="Sect1" text:name="content">
        <text:section text:style-name="Sect1" text:name="bodyContent">
          <text:p text:style-name="Text_20_body"/>
          <text:section text:style-name="Sect1" text:name="siteSub">
            <text:p text:style-name="Text_20_body">From Wikipedia, the free encyclopedia</text:p>
          </text:section>
          <text:section text:style-name="Sect1" text:name="contentSub">
            <text:p text:style-name="Text_20_body"/>
          </text:section>
          <text:section text:style-name="Sect2" text:name="mw-content-text">
            <text:p text:style-name="Text_20_body"><text:span text:style-name="T3">Data cleansing</text:span><text:span text:style-name="T2">, </text:span><text:span text:style-name="T3">data cleaning</text:span><text:span text:style-name="T2"> or </text:span><text:span text:style-name="T3">data scrubbing</text:span><text:span text:style-name="T2"> is the process of detecting and correcting (or removing) corrupt or inaccurate </text:span><text:a xlink:type="simple" xlink:href="http://en.wikipedia.org/wiki/Storage_record">records</text:a><text:span text:style-name="T2"> from a record set, </text:span><text:a xlink:type="simple" xlink:href="http://en.wikipedia.org/wiki/Table_%28database%29">table</text:a><text:span text:style-name="T2">, or </text:span><text:a xlink:type="simple" xlink:href="http://en.wikipedia.org/wiki/Database">database</text:a><text:span text:style-name="T2">. Used mainly in databases, the term refers to identifying incomplete, incorrect, inaccurate, irrelevant, etc. parts of the data and then replacing, modifying, or deleting this </text:span><text:a xlink:type="simple" xlink:href="http://en.wikipedia.org/wiki/Dirty_data">dirty data</text:a><text:span text:style-name="T2"> or </text:span><text:a xlink:type="simple" xlink:href="http://en.wikipedia.org/w/index.php?title=Coarse_data&amp;action=edit&amp;redlink=1">coarse data</text:a><text:span text:style-name="T2">.</text:span><text:bookmark text:name="cite_ref-1"/><text:a xlink:type="simple" xlink:href="http://en.wikipedia.org/w/index.php?title=Data_cleansing&amp;printable=yes#cite_note-1">[1]</text:a></text:p>
            <text:p text:style-name="Text_20_body"><text:span text:style-name="T2">After cleansing, a </text:span><text:a xlink:type="simple" xlink:href="http://en.wikipedia.org/wiki/Data_set">data set</text:a><text:span text:style-name="T2"> will be consistent with other similar data sets in the system. The inconsistencies detected or removed may have been originally caused by user entry errors, by corruption in transmission or storage, or by different </text:span><text:a xlink:type="simple" xlink:href="http://en.wikipedia.org/wiki/Data_dictionary">data dictionary</text:a><text:span text:style-name="T2"> definitions of similar entities in different stores.</text:span></text:p>
            <text:p text:style-name="Text_20_body"><text:span text:style-name="T2">Data cleansing differs from </text:span><text:a xlink:type="simple" xlink:href="http://en.wikipedia.org/wiki/Data_validation">data validation</text:a><text:span text:style-name="T2"> in that validation almost invariably means data is rejected from the system at entry and is performed at entry time, rather than on batches of data.</text:span></text:p>
            <text:p text:style-name="Text_20_body"><text:span text:style-name="T2">The actual process of data cleansing may involve removing </text:span><text:a xlink:type="simple" xlink:href="http://en.wikipedia.org/wiki/Typographical_error">typographical errors</text:a><text:span text:style-name="T2"> or validating and correcting values against a known list of entities. The validation may be strict (such as rejecting any address that does not have a valid </text:span><text:a xlink:type="simple" xlink:href="http://en.wikipedia.org/wiki/Postal_code">postal code</text:a><text:span text:style-name="T2">) or </text:span><text:a xlink:type="simple" xlink:href="http://en.wikipedia.org/wiki/Fuzzy_logic">fuzzy</text:a><text:span text:style-name="T2"> (such as correcting records that partially match existing, known records).</text:span></text:p>
            <text:p text:style-name="P3">Some data cleansing solutions will clean data by cross checking with a validated data set. Also data enhancement, where data is made more complete by adding related information, is a common data cleansing practice. For example, appending addresses with phone numbers related to that address.</text:p>
            <text:p text:style-name="P3">Data cleansing may also involve activities like, harmonization of data, and standardization of data. For example, harmonization of short codes (St, rd etc.) to actual words (street, road). Standardization of data is a means of changing a reference data set to a new standard, ex, use of standard codes.</text:p>
            <text:section text:style-name="Sect1" text:name="toc">
              <text:p text:style-name="Text_20_body"/>
              <text:section text:style-name="Sect1" text:name="toctitle">
                <text:h text:style-name="Heading_20_2" text:outline-level="2">Contents</text:h>
              </text:section>
              <text:list xml:id="list434851919" text:style-name="L1">
                <text:list-item>
                  <text:p text:style-name="P34"><text:a xlink:type="simple" xlink:href="http://en.wikipedia.org/w/index.php?title=Data_cleansing&amp;printable=yes#Motivation">1 Motivation</text:a><text:span text:style-name="T4"> </text:span></text:p>
                </text:list-item>
                <text:list-item>
                  <text:p text:style-name="P34"><text:a xlink:type="simple" xlink:href="http://en.wikipedia.org/w/index.php?title=Data_cleansing&amp;printable=yes#Data_quality">2 Data quality</text:a><text:span text:style-name="T2"> </text:span></text:p>
                </text:list-item>
                <text:list-item>
                  <text:p text:style-name="P34"><text:a xlink:type="simple" xlink:href="http://en.wikipedia.org/w/index.php?title=Data_cleansing&amp;printable=yes#The_process_of_data_cleansing">3 The process of data cleansing</text:a><text:span text:style-name="T2"> </text:span></text:p>
                </text:list-item>
                <text:list-item>
                  <text:p text:style-name="P34"><text:a xlink:type="simple" xlink:href="http://en.wikipedia.org/w/index.php?title=Data_cleansing&amp;printable=yes#Decleanse">4 Decleanse</text:a><text:span text:style-name="T2"> </text:span></text:p>
                </text:list-item>
                <text:list-item>
                  <text:p text:style-name="P34"><text:a xlink:type="simple" xlink:href="http://en.wikipedia.org/w/index.php?title=Data_cleansing&amp;printable=yes#Challenges_and_problems">5 Challenges and problems</text:a><text:span text:style-name="T2"> </text:span></text:p>
                </text:list-item>
                <text:list-item>
                  <text:p text:style-name="P34"><text:a xlink:type="simple" xlink:href="http://en.wikipedia.org/w/index.php?title=Data_cleansing&amp;printable=yes#Major_players_and_technologies">6 Major players and technologies</text:a><text:span text:style-name="T2"> </text:span></text:p>
                </text:list-item>
                <text:list-item>
                  <text:p text:style-name="P34"><text:a xlink:type="simple" xlink:href="http://en.wikipedia.org/w/index.php?title=Data_cleansing&amp;printable=yes#See_also">7 See also</text:a><text:span text:style-name="T2"> </text:span></text:p>
                </text:list-item>
                <text:list-item>
                  <text:p text:style-name="P34"><text:a xlink:type="simple" xlink:href="http://en.wikipedia.org/w/index.php?title=Data_cleansing&amp;printable=yes#References">8 References</text:a><text:span text:style-name="T2"> </text:span></text:p>
                </text:list-item>
                <text:list-item>
                  <text:p text:style-name="P34"><text:a xlink:type="simple" xlink:href="http://en.wikipedia.org/w/index.php?title=Data_cleansing&amp;printable=yes#Sources">9 Sources</text:a><text:span text:style-name="T2"> </text:span></text:p>
                </text:list-item>
                <text:list-item>
                  <text:p text:style-name="P7"><text:a xlink:type="simple" xlink:href="http://en.wikipedia.org/w/index.php?title=Data_cleansing&amp;printable=yes#External_links">10 External links</text:a><text:span text:style-name="T2"> </text:span></text:p>
                </text:list-item>
              </text:list>
            </text:section>
            <text:h text:style-name="P46" text:outline-level="2"><text:bookmark text:name="Motivation"/>Motivation</text:h>
            <text:p text:style-name="Text_20_body"><text:span text:style-name="T2">Administratively, incorrect or inconsistent data can lead to false conclusions and misdirected </text:span><text:a xlink:type="simple" xlink:href="http://en.wikipedia.org/wiki/Investment">investments</text:a><text:span text:style-name="T2"> on both public and private scales. For instance, the </text:span><text:a xlink:type="simple" xlink:href="http://en.wikipedia.org/wiki/Government">government</text:a><text:span text:style-name="T2"> may want to analyze population census figures to decide which regions require further spending and investment on </text:span><text:soft-page-break/><text:a xlink:type="simple" xlink:href="http://en.wikipedia.org/wiki/Infrastructure">infrastructure</text:a><text:span text:style-name="T2"> and services. In this case, it will be important to have access to reliable data to avoid erroneous fiscal decisions.</text:span></text:p>
            <text:p text:style-name="Text_20_body"><text:span text:style-name="T2">In the business world, incorrect data can be costly. Many companies use customer information </text:span><text:a xlink:type="simple" xlink:href="http://en.wikipedia.org/wiki/Database">databases</text:a><text:span text:style-name="T2"> that record data like contact information, addresses, and preferences. For instance, if the addresses are inconsistent, the company will suffer the cost of resending mail or even losing customers.</text:span></text:p>
            <text:p text:style-name="P3">There are packages available so you can cleanse/wash address data while you enter it into your system. This is normally done via an API and will prompt staff as they type the address.</text:p>
            <text:h text:style-name="P45" text:outline-level="2"><text:bookmark text:name="Data_quality"/>Data quality</text:h>
            <text:p text:style-name="P3">High-quality data needs to pass a set of quality criteria. Those include:</text:p>
            <text:list xml:id="list1339949101" text:style-name="L2">
              <text:list-item>
                <text:p text:style-name="P35"><text:span text:style-name="T3">Validity</text:span><text:span text:style-name="T2">: The degree to which the measures conform to defined business rules or constraints (see also </text:span><text:a xlink:type="simple" xlink:href="http://en.wikipedia.org/wiki/Validity_%28statistics%29">Validity (statistics)</text:a><text:span text:style-name="T2">). When modern database technology is used to design data-capture systems, validity is fairly easy to ensure: invalid data arises mainly in legacy contexts (where constraints were not implemented in software) or where inappropriate data-capture technology was used (e.g., spreadsheets, where it is very hard to limit what a user chooses to enter into a cell).Data constraints fall into the following categories: </text:span></text:p>
                <text:list>
                  <text:list-item>
                    <text:p text:style-name="P36"><text:span text:style-name="T6">Data-Type Constraints</text:span> – e.g., values in a particular column must be of a particular datatype, e.g., Boolean, numeric (integer or real), date, etc. </text:p>
                  </text:list-item>
                  <text:list-item>
                    <text:p text:style-name="P36"><text:span text:style-name="T6">Range Constraints:</text:span> typically, numbers or dates should fall within a certain range. That is, they have minimum and/or maximum permissible values. </text:p>
                  </text:list-item>
                  <text:list-item>
                    <text:p text:style-name="P36"><text:span text:style-name="T6">Mandatory Constraints:</text:span> Certain columns cannot be empty. </text:p>
                  </text:list-item>
                  <text:list-item>
                    <text:p text:style-name="P36"><text:span text:style-name="T6">Unique Constraints:</text:span> A field, or a combination of fields, must be unique across a dataset. For example, no two persons can have the same social security number. </text:p>
                  </text:list-item>
                  <text:list-item>
                    <text:p text:style-name="P36"><text:span text:style-name="T6">Set-Membership constraints</text:span>: The values for a column come from a set of discrete values or codes. For example, a person's gender may be Female, Male or Unknown (not recorded). </text:p>
                  </text:list-item>
                  <text:list-item>
                    <text:p text:style-name="P35"><text:span text:style-name="T5">Foreign-key constraints</text:span><text:span text:style-name="T2">: This is the more general case of set membership. The set of values in a column is defined in a column of another table that contains unique values. For example, in a US taxpayer database, the "state" column is required to belong to one of the US's defined states or territories: the set of permissible states/territories is recorded in a separate States table. The term </text:span><text:a xlink:type="simple" xlink:href="http://en.wikipedia.org/wiki/Foreign_key">foreign key</text:a><text:span text:style-name="T2"> is borrowed from relational database terminology. </text:span></text:p>
                  </text:list-item>
                  <text:list-item>
                    <text:p text:style-name="P36">Regular expression patterns: Occasionally, text fields will have to be validated this way. For example, phone numbers may be required to have the pattern (999) 999-9999. </text:p>
                  </text:list-item>
                  <text:list-item>
                    <text:p text:style-name="P36">Cross-field validation: Certain conditions that utilize multiple fields must hold. For example, in laboratory medicine, the sum of the components of the differential white blood cell count must be equal to 100 (since they are all percentages). In a hospital database, a patient's date of discharge from hospital cannot be earlier than the date of admission. </text:p>
                  </text:list-item>
                </text:list>
              </text:list-item>
              <text:list-item>
                <text:p text:style-name="P36"><text:span text:style-name="T1">Decleansing</text:span> is detecting errors and syntactically removing them for better programming. </text:p>
              </text:list-item>
              <text:list-item>
                <text:p text:style-name="P35"><text:span text:style-name="T3">Accuracy</text:span><text:span text:style-name="T2">: The degree of conformity of a measure to a standard or a true value - see also </text:span><text:a xlink:type="simple" xlink:href="http://en.wikipedia.org/wiki/Accuracy_and_precision">Accuracy and precision</text:a><text:span text:style-name="T2">. Accuracy is very hard to achieve through data-cleansing in the general case, because it requires accessing an external source of data that contains the true value: such "gold standard" data is often unavailable. Accuracy has been achieved in some cleansing contexts, notably customer contact data, by using external databases that match up zip codes to geographical locations (city and state), and also help verify that street addresses within these zip codes actually exist. </text:span></text:p>
              </text:list-item>
              <text:list-item>
                <text:p text:style-name="P36"><text:soft-page-break/><text:span text:style-name="T1">Completeness</text:span>: The degree to which all required measures are known. Incompleteness is almost impossible to fix with data cleansing methodology: one cannot infer facts that were not captured when the data in question was initially recorded. (In some contexts, e.g., interview data, it may be possible to fix incompleteness by going back to the original source of data, i,e., re-interviewing the subject, but even this does not guarantee success because of problems of recall - e.g., in an interview to gather data on food consumption, no one is likely to remember exactly what one ate six months ago. In the case of systems that insist certain columns should not be empty, one may work around the problem by designating a value that indicates "unknown" or "missing", but supplying of default values does not imply that the data has been made complete. </text:p>
              </text:list-item>
              <text:list-item>
                <text:p text:style-name="P35"><text:span text:style-name="T3">Consistency</text:span><text:span text:style-name="T2">: The degree to which a set of measures are equivalent in across systems (see also </text:span><text:a xlink:type="simple" xlink:href="http://en.wikipedia.org/wiki/Consistency">Consistency</text:a><text:span text:style-name="T2">). Inconsistency occurs when two data items in the data set contradict each other: e.g., a customer is recorded in two different systems as having two different current addresses, and only one of them can be correct. Fixing inconsistency is not always possible: it requires a variety of strategies - e.g., deciding which data were recorded more recently, which data source is likely to be most reliable (the latter knowledge may be specific to a given organization), or simply trying to find the truth by testing both data items (e.g., calling up the customer). </text:span></text:p>
              </text:list-item>
              <text:list-item>
                <text:p text:style-name="P8"><text:span text:style-name="T3">Uniformity</text:span><text:span text:style-name="T2">: The degree to which a set data measures are specified using the same units of measure in all systems ( see also </text:span><text:a xlink:type="simple" xlink:href="http://en.wikipedia.org/wiki/Units_of_measurement">Unit of measure</text:a><text:span text:style-name="T2">). In datasets pooled from different locales, weight may be recorded either in pounds or kilos, and must be converted to a single measure using an arithmetic transformation. </text:span></text:p>
              </text:list-item>
            </text:list>
            <text:p text:style-name="Text_20_body"><text:span text:style-name="T2">The term </text:span><text:span text:style-name="T3">Integrity</text:span><text:span text:style-name="T2"> encompasses accuracy, consistency and some aspects of validation (see also </text:span><text:a xlink:type="simple" xlink:href="http://en.wikipedia.org/wiki/Data_integrity">Data integrity</text:a><text:span text:style-name="T2">) but is rarely used by itself in data-cleansing contexts because it is insufficiently specific. (For example, "</text:span><text:a xlink:type="simple" xlink:href="http://en.wikipedia.org/wiki/Referential_integrity">referential integrity</text:a><text:span text:style-name="T2">" is a term used to refer to the enforcement of foreign-key constraints above.)</text:span></text:p>
            <text:h text:style-name="P45" text:outline-level="2"><text:bookmark text:name="The_process_of_data_cleansing"/>The process of data cleansing</text:h>
            <text:list xml:id="list751441333" text:style-name="L3">
              <text:list-item>
                <text:p text:style-name="P39"><text:span text:style-name="T3">Data auditing</text:span><text:span text:style-name="T2">: The data is audited with the use of </text:span><text:a xlink:type="simple" xlink:href="http://en.wikipedia.org/wiki/Statistical">statistical</text:a><text:span text:style-name="T2"> and database methods to detect anomalies and contradictions: this eventually gives an indication of the characteristics of the anomalies and their locations. Several commercial software packages will let you specify constraints of various kinds (using a grammar that conforms to that of a standard programming language, e.g., JavaScript or Visual Basic) and then generate code that checks the data for violation of these constraints. This process is referred to below in the bullets "workflow specification" and "workflow execution." For users who lack access to high-end cleansing software, Microcomputer database packages such as Microsoft Access or File Maker Pro will also let you perform such checks, on a constraint-by-constraint basis, interactively with little or no programming required in many cases. </text:span></text:p>
              </text:list-item>
              <text:list-item>
                <text:p text:style-name="P37"><text:span text:style-name="T1">Workflow specification</text:span>: The detection and removal of anomalies is performed by a sequence of operations on the data known as the workflow. It is specified after the process of auditing the data and is crucial in achieving the end product of high-quality data. In order to achieve a proper workflow, the causes of the anomalies and errors in the data have to be closely considered. </text:p>
              </text:list-item>
              <text:list-item>
                <text:p text:style-name="P37"><text:span text:style-name="T1">Workflow execution</text:span>: In this stage, the workflow is executed after its specification is complete and its correctness is verified. The implementation of the workflow should be efficient, even on large sets of data, which inevitably poses a trade-off because the execution of a data-cleansing operation can be computationally expensive. </text:p>
              </text:list-item>
              <text:list-item>
                <text:p text:style-name="P4"><text:span text:style-name="T1">Post-processing and controlling</text:span>: After executing the cleansing workflow, the results are inspected to verify correctness. Data that could not be corrected during execution of the workflow is manually corrected, if possible. The result is a new cycle in the data-cleansing <text:soft-page-break/>process where the data is audited again to allow the specification of an additional workflow to further cleanse the data by automatic processing. </text:p>
              </text:list-item>
            </text:list>
            <text:h text:style-name="P45" text:outline-level="2"><text:bookmark text:name="Decleanse"/>Decleanse</text:h>
            <text:list xml:id="list1054927150" text:style-name="L4">
              <text:list-item>
                <text:p text:style-name="P9"><text:span text:style-name="T3">Parsing</text:span><text:span text:style-name="T2">: for the detection of syntax errors. A parser decides whether a string of data is acceptable within the allowed data specification. This is similar to the way a parser works with </text:span><text:a xlink:type="simple" xlink:href="http://en.wikipedia.org/w/index.php?title=Grammars&amp;action=edit&amp;redlink=1">grammars</text:a><text:span text:style-name="T2"> and </text:span><text:a xlink:type="simple" xlink:href="http://en.wikipedia.org/wiki/Languages">languages</text:a><text:span text:style-name="T2">. </text:span></text:p>
              </text:list-item>
            </text:list>
            <text:list xml:id="list2086906768" text:style-name="L5">
              <text:list-item>
                <text:p text:style-name="P5"><text:span text:style-name="T1">Data transformation</text:span>: Data transformation allows the mapping of the data from its given format into the format expected by the appropriate application. This includes value conversions or translation functions, as well as normalizing numeric values to conform to minimum and maximum values. </text:p>
              </text:list-item>
            </text:list>
            <text:list xml:id="list1709487014" text:style-name="L6">
              <text:list-item>
                <text:p text:style-name="P10"><text:span text:style-name="T3">Duplicate elimination</text:span><text:span text:style-name="T2">: Duplicate detection requires an </text:span><text:a xlink:type="simple" xlink:href="http://en.wikipedia.org/wiki/Algorithm">algorithm</text:a><text:span text:style-name="T2"> for determining whether data contains duplicate representations of the same entity. Usually, data is sorted by a key that would bring duplicate entries closer together for faster identification. </text:span></text:p>
              </text:list-item>
            </text:list>
            <text:list xml:id="list1420941694" text:style-name="L7">
              <text:list-item>
                <text:p text:style-name="P11"><text:span text:style-name="T3">Statistical methods</text:span><text:span text:style-name="T2">: By analyzing the data using the values of </text:span><text:a xlink:type="simple" xlink:href="http://en.wikipedia.org/wiki/Mean">mean</text:a><text:span text:style-name="T2">, </text:span><text:a xlink:type="simple" xlink:href="http://en.wikipedia.org/wiki/Standard_deviation">standard deviation</text:a><text:span text:style-name="T2">, </text:span><text:a xlink:type="simple" xlink:href="http://en.wikipedia.org/wiki/Range_%28statistics%29">range</text:a><text:span text:style-name="T2">, or </text:span><text:a xlink:type="simple" xlink:href="http://en.wikipedia.org/wiki/Cluster_analysis">clustering</text:a><text:span text:style-name="T2"> algorithms, it is possible for an expert to find values that are unexpected and thus erroneous. Although the correction of such data is difficult since the true value is not known, it can be resolved by setting the values to an average or other statistical value. Statistical methods can also be used to handle missing values which can be replaced by one or more plausible values, which are usually obtained by extensive data augmentation algorithms. </text:span></text:p>
              </text:list-item>
            </text:list>
            <text:h text:style-name="P45" text:outline-level="2"><text:bookmark text:name="Challenges_and_problems"/>Challenges and problems</text:h>
            <text:list xml:id="list216912008" text:style-name="L8">
              <text:list-item>
                <text:p text:style-name="P12"><text:span text:style-name="T3">Error correction and loss of information</text:span><text:span text:style-name="T2">: The most challenging problem within data cleansing remains the correction of values to remove </text:span><text:a xlink:type="simple" xlink:href="http://en.wikipedia.org/wiki/Data_redundancy">duplicates</text:a><text:span text:style-name="T2"> and invalid entries. In many cases, the available information on such anomalies is limited and insufficient to determine the necessary transformations or corrections, leaving the deletion of such entries as a primary solution. The deletion of data, though, leads to </text:span><text:a xlink:type="simple" xlink:href="http://en.wikipedia.org/wiki/Data_loss">loss of information</text:a><text:span text:style-name="T2">; this loss can be particularly costly if there is a large amount of deleted data. </text:span></text:p>
              </text:list-item>
            </text:list>
            <text:list xml:id="list184529360" text:style-name="L9">
              <text:list-item>
                <text:p text:style-name="P6"><text:span text:style-name="T1">Maintenance of cleansed data</text:span>: Data cleansing is an expensive and time-consuming process. So after having performed data cleansing and achieving a data collection free of errors, one would want to avoid the re-cleansing of data in its entirety after some values in data collection change. The process should only be repeated on values that have changed; this means that a cleansing lineage would need to be kept, which would require efficient data collection and management techniques. </text:p>
              </text:list-item>
            </text:list>
            <text:list xml:id="list246642434" text:style-name="L10">
              <text:list-item>
                <text:p text:style-name="P13"><text:span text:style-name="T3">Data cleansing in virtually integrated environments</text:span><text:span text:style-name="T2">: In virtually integrated sources like </text:span><text:a xlink:type="simple" xlink:href="http://en.wikipedia.org/wiki/IBM">IBM</text:a><text:span text:style-name="T2">’s DiscoveryLink, the cleansing of data has to be performed every time the data is accessed, which considerably decreases the response time and efficiency. </text:span></text:p>
              </text:list-item>
            </text:list>
            <text:list xml:id="list1881054561" text:style-name="L11">
              <text:list-item>
                <text:p text:style-name="P14"><text:span text:style-name="T3">Data-cleansing framework</text:span><text:span text:style-name="T2">: In many cases, it will not be possible to derive a complete data-cleansing graph to guide the process in advance. This makes data cleansing an </text:span><text:a xlink:type="simple" xlink:href="http://en.wikipedia.org/wiki/Iterative">iterative</text:a><text:span text:style-name="T2"> process involving significant exploration and interaction, which may require a framework in the form of a collection of methods for error detection and elimination in addition to data auditing. This can be integrated with other data-processing stages like integration and maintenance. </text:span></text:p>
              </text:list-item>
            </text:list>
            <text:h text:style-name="P45" text:outline-level="2"><text:bookmark text:name="Major_players_and_technologies"/><text:soft-page-break/>Major players and technologies</text:h>
            <text:list xml:id="list1183087995" text:style-name="L12">
              <text:list-item>
                <text:p text:style-name="P15"><text:a xlink:type="simple" xlink:href="http://en.wikipedia.org/wiki/Lavastorm_Analytics">Lavastorm Analytics</text:a><text:span text:style-name="T2"> - Provides self-service Data Cleansing, Data Normalization and Analytics using the Business Rules Editor. </text:span></text:p>
              </text:list-item>
            </text:list>
            <text:list xml:id="list1432085552" text:style-name="L13">
              <text:list-item>
                <text:p text:style-name="P16"><text:a xlink:type="simple" xlink:href="http://en.wikipedia.org/wiki/IBM">IBM</text:a><text:span text:style-name="T2"> - InfoSphere Information Server is a tool that provides data cleansing and data monitoring services. </text:span></text:p>
              </text:list-item>
            </text:list>
            <text:list xml:id="list1610542190" text:style-name="L14">
              <text:list-item>
                <text:p text:style-name="P17"><text:a xlink:type="simple" xlink:href="http://en.wikipedia.org/wiki/SAS_Institute">SAS</text:a><text:span text:style-name="T2"> - Integration with DataFlux suite of data integration, cleansing, data governance, and data quality services. </text:span></text:p>
              </text:list-item>
            </text:list>
            <text:list xml:id="list1281499300" text:style-name="L15">
              <text:list-item>
                <text:p text:style-name="P18"><text:a xlink:type="simple" xlink:href="http://en.wikipedia.org/wiki/Oracle_Corporation">Oracle</text:a><text:span text:style-name="T2"> – Data quality solutions work with both customer and product data. </text:span></text:p>
              </text:list-item>
            </text:list>
            <text:list xml:id="list902573353" text:style-name="L16">
              <text:list-item>
                <text:p text:style-name="P19"><text:a xlink:type="simple" xlink:href="http://en.wikipedia.org/wiki/Experian">Experian</text:a><text:span text:style-name="T2"> – QAS Clean service provides CASS certification (</text:span><text:a xlink:type="simple" xlink:href="http://en.wikipedia.org/wiki/Coding_Accuracy_Support_System">Coding Accuracy Support System</text:a><text:span text:style-name="T2">) for address verification services. </text:span></text:p>
              </text:list-item>
            </text:list>
            <text:list xml:id="list369426530" text:style-name="L17">
              <text:list-item>
                <text:p text:style-name="P20"><text:a xlink:type="simple" xlink:href="http://en.wikipedia.org/w/index.php?title=NetProspex&amp;action=edit&amp;redlink=1">NetProspex</text:a><text:span text:style-name="T2"> - Marketing data cleansing, appending and ongoing Marketing Data Management. </text:span></text:p>
              </text:list-item>
            </text:list>
            <text:list xml:id="list1941955864" text:style-name="L18">
              <text:list-item>
                <text:p text:style-name="P21"><text:a xlink:type="simple" xlink:href="http://en.wikipedia.org/wiki/D%26B">D&amp;B</text:a><text:span text:style-name="T2"> – Offers data management transition and data quality programs </text:span></text:p>
              </text:list-item>
            </text:list>
            <text:list xml:id="list589058409" text:style-name="L19">
              <text:list-item>
                <text:p text:style-name="P22"><text:a xlink:type="simple" xlink:href="http://en.wikipedia.org/wiki/Equifax">Equifax</text:a><text:span text:style-name="T2"> – Offers database management, data integration, and analytics solutions </text:span></text:p>
              </text:list-item>
            </text:list>
            <text:list xml:id="list379602919" text:style-name="L20">
              <text:list-item>
                <text:p text:style-name="P23"><text:a xlink:type="simple" xlink:href="http://en.wikipedia.org/w/index.php?title=CCR_Data&amp;action=edit&amp;redlink=1">CCR Data</text:a><text:span text:style-name="T2"> - Leading provider of Data Cleansing solutions. Developers of ADAM - The Data Cleansing Platform </text:span></text:p>
              </text:list-item>
            </text:list>
            <text:list xml:id="list1101767516" text:style-name="L21">
              <text:list-item>
                <text:p text:style-name="P24"><text:a xlink:type="simple" xlink:href="http://en.wikipedia.org/w/index.php?title=Will%2BRama&amp;action=edit&amp;redlink=1">Will+Rama</text:a><text:span text:style-name="T2"> - Pioneers of Eligibility checking at CPWOS </text:span></text:p>
              </text:list-item>
            </text:list>
            <text:list xml:id="list1509774242" text:style-name="L22">
              <text:list-item>
                <text:p text:style-name="P25"><text:a xlink:type="simple" xlink:href="http://en.wikipedia.org/w/index.php?title=Oceanos_Inc&amp;action=edit&amp;redlink=1">Oceanos Inc</text:a><text:span text:style-name="T2"> - Marketing data cleansing, appending and ongoing management. Also can be used for obtaining new data. </text:span></text:p>
              </text:list-item>
            </text:list>
            <text:list xml:id="list44308168" text:style-name="L23">
              <text:list-item>
                <text:p text:style-name="P26"><text:a xlink:type="simple" xlink:href="http://www.datacleanser.co.uk/">Data Cleanser</text:a><text:span text:style-name="T2"> - Leading UK provider of email list Data Cleansing solutions. </text:span></text:p>
              </text:list-item>
            </text:list>
            <text:h text:style-name="P45" text:outline-level="2"><text:bookmark text:name="See_also"/>See also</text:h>
            <text:list xml:id="list648746683" text:style-name="L24">
              <text:list-item>
                <text:p text:style-name="P40"><text:a xlink:type="simple" xlink:href="http://en.wikipedia.org/wiki/Extract,_transform,_load">Extract, transform, load</text:a><text:span text:style-name="T2"> (ETL) </text:span></text:p>
              </text:list-item>
              <text:list-item>
                <text:p text:style-name="P40"><text:a xlink:type="simple" xlink:href="http://en.wikipedia.org/wiki/Data_mining">Data mining</text:a><text:span text:style-name="T2"> </text:span></text:p>
              </text:list-item>
              <text:list-item>
                <text:p text:style-name="P40"><text:a xlink:type="simple" xlink:href="http://en.wikipedia.org/wiki/Data_quality">Data quality</text:a><text:span text:style-name="T2"> </text:span></text:p>
              </text:list-item>
              <text:list-item>
                <text:p text:style-name="P40"><text:a xlink:type="simple" xlink:href="http://en.wikipedia.org/wiki/Data_quality_assurance">Data quality assurance</text:a><text:span text:style-name="T2"> </text:span></text:p>
              </text:list-item>
              <text:list-item>
                <text:p text:style-name="P40"><text:a xlink:type="simple" xlink:href="http://en.wikipedia.org/wiki/Record_linkage">Record linkage</text:a><text:span text:style-name="T2"> </text:span></text:p>
              </text:list-item>
              <text:list-item>
                <text:p text:style-name="P27"><text:a xlink:type="simple" xlink:href="http://en.wikipedia.org/wiki/Data_editing">Data editing</text:a><text:span text:style-name="T2"> </text:span></text:p>
              </text:list-item>
            </text:list>
            <text:h text:style-name="P45" text:outline-level="2"><text:bookmark text:name="References"/>References</text:h>
            <text:list xml:id="list1312890671" text:style-name="L25">
              <text:list-item>
                <text:p text:style-name="P28"><text:bookmark text:name="cite_note-1"/></text:p>
              </text:list-item>
            </text:list>
          </text:section>
        </text:section>
      </text:section>
      <text:section text:style-name="Sect1" text:name="Section1">
        <text:p text:style-name="Standard"><text:bookmark text:name="content"/></text:p>
        <text:section text:style-name="Sect1" text:name="Section2">
          <text:p text:style-name="Standard"><text:bookmark text:name="bodyContent"/></text:p>
          <text:section text:style-name="Sect2" text:name="Section3">
            <text:list xml:id="list656327873" text:style-name="L26">
              <text:list-item>
                <text:p text:style-name="P29"><text:bookmark text:name="mw-content-text"/><text:bookmark text:name="cite_note-11"/><text:bookmark text:name="CITEREFWu2013"/><text:span text:style-name="T2">Wu, S. (2013), </text:span><text:a xlink:type="simple" xlink:href="http://www.sciencedirect.com/science/article/pii/S0951832013000100">"A review on coarse warranty data and analysis"</text:a><text:span text:style-name="T2">, </text:span><text:span text:style-name="T5">Reliability Engineering and System</text:span><text:span text:style-name="T2"> </text:span><text:span text:style-name="T3">114</text:span><text:span text:style-name="T2">: 1–11 </text:span></text:p>
              </text:list-item>
            </text:list>
            <text:h text:style-name="P45" text:outline-level="2"><text:bookmark text:name="Sources"/>Sources</text:h>
            <text:list xml:id="list1277546955" text:style-name="L27">
              <text:list-item>
                <text:p text:style-name="P41"><text:a xlink:type="simple" xlink:href="http://en.wikipedia.org/wiki/Jiawei_Han">Han, J.</text:a><text:span text:style-name="T2">, Kamber, M. </text:span><text:span text:style-name="T5">Data Mining: Concepts and Techniques</text:span><text:span text:style-name="T2">, Morgan Kaufmann, 2001. </text:span><text:a xlink:type="simple" xlink:href="http://en.wikipedia.org/wiki/Special:BookSources/1558604898">ISBN 1-55860-489-8</text:a><text:span text:style-name="T2">. </text:span></text:p>
              </text:list-item>
              <text:list-item>
                <text:p text:style-name="P41"><text:span text:style-name="T2">Kimball, R., Caserta, J. </text:span><text:span text:style-name="T5">The Data Warehouse ETL Toolkit</text:span><text:span text:style-name="T2">, Wiley and Sons, 2004. </text:span><text:a xlink:type="simple" xlink:href="http://en.wikipedia.org/wiki/Special:BookSources/0764567578">ISBN 0-7645-6757-8</text:a><text:span text:style-name="T2">. </text:span></text:p>
              </text:list-item>
              <text:list-item>
                <text:p text:style-name="P38"><text:soft-page-break/>Muller H., Freytag J., <text:span text:style-name="T6">Problems, Methods, and Challenges in Comprehensive Data Cleansing</text:span>, Humboldt-Universitat zu Berlin, Germany. </text:p>
              </text:list-item>
              <text:list-item>
                <text:p text:style-name="P30"><text:span text:style-name="T2">Rahm, E., Hong, H. </text:span><text:a xlink:type="simple" xlink:href="http://lips.informatik.uni-leipzig.de/files/2000-45.pdf"><text:span text:style-name="T5">Data Cleaning: Problems and Current Approaches</text:span></text:a><text:span text:style-name="T2">, University of Leipzig, Germany. </text:span></text:p>
              </text:list-item>
            </text:list>
            <text:h text:style-name="P45" text:outline-level="2"><text:bookmark text:name="External_links"/>External links</text:h>
            <text:list xml:id="list2155434035" text:style-name="L28">
              <text:list-item>
                <text:p text:style-name="P42"><text:a xlink:type="simple" xlink:href="http://www.computerworld.com/action/article.do?command=viewArticleBasic&amp;articleId=78230"><text:span text:style-name="T5">Computerworld: Data Scrubbing</text:span></text:a><text:span text:style-name="T2"> (February 10, 2003) </text:span></text:p>
              </text:list-item>
              <text:list-item>
                <text:p text:style-name="P31"><text:span text:style-name="T2">Erhard Rahm, Hong Hai Do: </text:span><text:a xlink:type="simple" xlink:href="https://www.ki.informatik.hu-berlin.de/mac/lehre/lehrmaterial/Informationsintegration/Rahm00.pdf"><text:span text:style-name="T5">Data Cleaning: Problems and Current Approaches</text:span></text:a><text:span text:style-name="T2"> </text:span></text:p>
              </text:list-item>
            </text:list>
          </text:section>
          <text:p text:style-name="P1">Retrieved from "<text:a xlink:type="simple" xlink:href="http://en.wikipedia.org/w/index.php?title=Data_cleansing&amp;oldid=643219677">http://en.wikipedia.org/w/index.php?title=Data_cleansing&amp;oldid=643219677</text:a>" </text:p>
          <text:section text:style-name="Sect1" text:name="catlinks">
            <text:p text:style-name="Standard"/>
            <text:section text:style-name="Sect1" text:name="mw-normal-catlinks">
              <text:p text:style-name="P2"><text:a xlink:type="simple" xlink:href="http://en.wikipedia.org/wiki/Help:Category">Categories</text:a>: </text:p>
              <text:list xml:id="list312880938" text:style-name="L29">
                <text:list-item>
                  <text:p text:style-name="P43"><text:a xlink:type="simple" xlink:href="http://en.wikipedia.org/wiki/Category:Data_quality">Data quality</text:a></text:p>
                </text:list-item>
                <text:list-item>
                  <text:p text:style-name="P32"><text:a xlink:type="simple" xlink:href="http://en.wikipedia.org/wiki/Category:Business_intelligence">Business intelligence</text:a></text:p>
                </text:list-item>
              </text:list>
            </text:section>
          </text:section>
        </text:section>
      </text:section>
      <text:section text:style-name="Sect1" text:name="footer">
        <text:list xml:id="list1807781718" text:style-name="L30">
          <text:list-item>
            <text:p text:style-name="P44"><text:bookmark text:name="footer-info"/><text:bookmark text:name="footer-info-lastmod"/>This page was last modified on 19 January 2015, at 16:19. </text:p>
          </text:list-item>
          <text:list-item>
            <text:p text:style-name="P33"><text:bookmark text:name="footer-info-copyright"/>Text is available under the <text:a xlink:type="simple" xlink:href="http://en.wikipedia.org/wiki/Wikipedia:Text_of_Creative_Commons_Attribution-ShareAlike_3.0_Unported_License">Creative Commons Attribution-ShareAlike License</text:a>; additional terms may apply. By using this site, you agree to the <text:a xlink:type="simple" xlink:href="http://wikimediafoundation.org/wiki/Terms_of_Use">Terms of Use</text:a> and <text:a xlink:type="simple" xlink:href="http://wikimediafoundation.org/wiki/Privacy_policy">Privacy Policy</text:a>. Wikipedia® is a registered trademark of the <text:a xlink:type="simple" xlink:href="http://www.wikimediafoundation.org/">Wikimedia Foundation, Inc.</text:a>, a non-profit organization. </text:p>
          </text:list-item>
        </text:list>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cb </meta:initial-creator>
    <meta:creation-date>2015-02-28T15:20:18</meta:creation-date>
    <dc:date>2015-02-28T16:13:28</dc:date>
    <dc:creator>jcb </dc:creator>
    <meta:editing-duration>PT38M</meta:editing-duration>
    <meta:editing-cycles>1</meta:editing-cycles>
    <meta:document-statistic meta:table-count="0" meta:image-count="0" meta:object-count="0" meta:page-count="6" meta:paragraph-count="91" meta:word-count="2456" meta:character-count="15673" meta:non-whitespace-character-count="13308"/>
    <meta:generator>LibreOffice/3.5$Linux_x86 LibreOffice_project/350m1$Build-2</meta:generator>
  </office:meta>
</office:document-meta>
</file>